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11T05:36:13" calcext:value-type="date">
            <text:p>2022-03-11 05:36:13</text:p>
          </table:table-cell>
          <table:table-cell table:style-name="ce22" office:value-type="date" office:date-value="2022-03-11" calcext:value-type="date">
            <text:p>2022-03-1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5H36M13S" calcext:value-type="time">
            <text:p>05:36:1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11T05:36:13" calcext:value-type="date">
            <text:p>2022-03-11 05:36:13</text:p>
          </table:table-cell>
          <table:table-cell table:style-name="ce23" office:value-type="date" office:date-value="2022-03-11" calcext:value-type="date">
            <text:p>2022-03-1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7H36M13S" calcext:value-type="time">
            <text:p>17:36:1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11T05:36:13" calcext:value-type="date">
            <text:p>2022-03-11 05:36:13</text:p>
          </table:table-cell>
          <table:table-cell table:style-name="ce24" office:value-type="date" office:date-value="2022-03-11" calcext:value-type="date">
            <text:p>2022-03-1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5H36M13S" calcext:value-type="time">
            <text:p>05:36:1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11T05:36:13" calcext:value-type="date">
            <text:p>2022-03-11 05:36:13</text:p>
          </table:table-cell>
          <table:table-cell table:style-name="ce25" office:value-type="date" office:date-value="2022-03-11" calcext:value-type="date">
            <text:p>2022-03-1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7H36M13S" calcext:value-type="time">
            <text:p>17:36:13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11T05:36:13" calcext:value-type="date">
            <text:p>2022-03-11 05:36:13</text:p>
          </table:table-cell>
          <table:table-cell table:style-name="ce26" office:value-type="date" office:date-value="2022-03-11" calcext:value-type="date">
            <text:p>2022-03-1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5H36M13S" calcext:value-type="time">
            <text:p>05:36:13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11T05:36:13" calcext:value-type="date">
            <text:p>2022-03-11 05:36:13</text:p>
          </table:table-cell>
          <table:table-cell table:style-name="ce27" office:value-type="date" office:date-value="2022-03-11" calcext:value-type="date">
            <text:p>2022-03-1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7H36M13S" calcext:value-type="time">
            <text:p>17:36:13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11T05:36:13" calcext:value-type="date">
            <text:p>2022-03-11 05:36:13</text:p>
          </table:table-cell>
          <table:table-cell table:style-name="ce28" office:value-type="date" office:date-value="2022-03-11" calcext:value-type="date">
            <text:p>2022-03-1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5H36M13S" calcext:value-type="time">
            <text:p>05:36:1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11T05:36:13" calcext:value-type="date">
            <text:p>2022-03-11 05:36:13</text:p>
          </table:table-cell>
          <table:table-cell table:style-name="ce29" office:value-type="date" office:date-value="2022-03-11" calcext:value-type="date">
            <text:p>2022-03-1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7H36M13S" calcext:value-type="time">
            <text:p>17:36:1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11T05:36:13" calcext:value-type="date">
            <text:p>2022-03-11 05:36:13</text:p>
          </table:table-cell>
          <table:table-cell table:style-name="ce30" office:value-type="date" office:date-value="2022-03-11" calcext:value-type="date">
            <text:p>2022-03-1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5H36M13S" calcext:value-type="time">
            <text:p>05:36:1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11T05:36:13" calcext:value-type="date">
            <text:p>2022-03-11 05:36:13</text:p>
          </table:table-cell>
          <table:table-cell table:style-name="ce31" office:value-type="date" office:date-value="2022-03-11" calcext:value-type="date">
            <text:p>2022-03-1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7H36M13S" calcext:value-type="time">
            <text:p>17:36:1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1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773284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69" calcext:value-type="float">
            <text:p>269</text:p>
          </table:table-cell>
          <table:table-cell office:value-type="float" office:value="1.134649" calcext:value-type="float">
            <text:p>1,13</text:p>
          </table:table-cell>
          <table:table-cell office:value-type="float" office:value="0.00422188191881919" calcext:value-type="float">
            <text:p>0,004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61354" calcext:value-type="float">
            <text:p>0,06</text:p>
          </table:table-cell>
          <table:table-cell office:value-type="float" office:value="0.0061354" calcext:value-type="float">
            <text:p>0,006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0456" calcext:value-type="float">
            <text:p>0,0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27852" calcext:value-type="float">
            <text:p>0,03</text:p>
          </table:table-cell>
          <table:table-cell office:value-type="float" office:value="0.0055704" calcext:value-type="float">
            <text:p>0,0055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2475" calcext:value-type="float">
            <text:p>0,12</text:p>
          </table:table-cell>
          <table:table-cell office:value-type="float" office:value="0.062375" calcext:value-type="float">
            <text:p>0,062375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94" calcext:value-type="float">
            <text:p>294</text:p>
          </table:table-cell>
          <table:table-cell table:style-name="ce87" table:formula="of:=SUM([.C4:.C8])" office:value-type="float" office:value="1.359061" calcext:value-type="float">
            <text:p>1,3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5:36:11.5462396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05:36:11</meta:creation-date>
    <meta:generator>LibreOffice/7.2.5.2.0$Linux_X86_64 LibreOffice_project/20$Build-2</meta:generator>
    <meta:editing-duration>PT3S</meta:editing-duration>
    <meta:editing-cycles>2</meta:editing-cycles>
    <meta:initial-creator>Turulomio</meta:initial-creator>
    <dc:description>This file have been generated with UnoGenerator-0.22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3-11T05:36:14.558346613</dc:date>
    <dc:title>Ejemplo ODS con UnoGenerator</dc:title>
    <meta:document-statistic meta:table-count="5" meta:cell-count="318" meta:object-count="0"/>
  </office:meta>
</office:document-meta>
</file>